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>
            <text:p>amp</text:p>
          </table:table-cell>
          <table:table-cell office:value-type="string">
            <text:p>hz</text:p>
          </table:table-cell>
          <table:table-cell table:style-name="Default" office:value-type="string">
            <text:p>phase</text:p>
          </table:table-cell>
        </table:table-row>
        <table:table-row table:style-name="ro2">
          <table:table-cell table:formula="of:=RAND()" office:value-type="float" office:value="0.682415270246565">
            <text:p>0.68</text:p>
          </table:table-cell>
          <table:table-cell table:formula="of:=RANDBETWEEN(250;650)" office:value-type="float" office:value="514">
            <text:p>514</text:p>
          </table:table-cell>
          <table:table-cell table:formula="of:=PI()*RAND()*2" office:value-type="float" office:value="4.41214367780268">
            <text:p>4.41</text:p>
          </table:table-cell>
        </table:table-row>
        <table:table-row table:style-name="ro2">
          <table:table-cell table:formula="of:=RAND()" office:value-type="float" office:value="0.426404176047072">
            <text:p>0.43</text:p>
          </table:table-cell>
          <table:table-cell table:formula="of:=RANDBETWEEN(250;650)" office:value-type="float" office:value="650">
            <text:p>650</text:p>
          </table:table-cell>
          <table:table-cell table:formula="of:=PI()*RAND()*2" office:value-type="float" office:value="1.70782141619988">
            <text:p>1.71</text:p>
          </table:table-cell>
        </table:table-row>
        <table:table-row table:style-name="ro2">
          <table:table-cell table:formula="of:=RAND()" office:value-type="float" office:value="0.18083958979696">
            <text:p>0.18</text:p>
          </table:table-cell>
          <table:table-cell table:formula="of:=RANDBETWEEN(250;650)" office:value-type="float" office:value="299">
            <text:p>299</text:p>
          </table:table-cell>
          <table:table-cell table:formula="of:=PI()*RAND()*2" office:value-type="float" office:value="5.73608564404261">
            <text:p>5.74</text:p>
          </table:table-cell>
        </table:table-row>
        <table:table-row table:style-name="ro2">
          <table:table-cell table:formula="of:=RAND()" office:value-type="float" office:value="0.456268670037389">
            <text:p>0.46</text:p>
          </table:table-cell>
          <table:table-cell table:formula="of:=RANDBETWEEN(250;650)" office:value-type="float" office:value="573">
            <text:p>573</text:p>
          </table:table-cell>
          <table:table-cell table:formula="of:=PI()*RAND()*2" office:value-type="float" office:value="4.34395930292978">
            <text:p>4.34</text:p>
          </table:table-cell>
        </table:table-row>
        <table:table-row table:style-name="ro2">
          <table:table-cell table:formula="of:=RAND()" office:value-type="float" office:value="0.378785176435485">
            <text:p>0.38</text:p>
          </table:table-cell>
          <table:table-cell table:formula="of:=RANDBETWEEN(250;650)" office:value-type="float" office:value="545">
            <text:p>545</text:p>
          </table:table-cell>
          <table:table-cell table:formula="of:=PI()*RAND()*2" office:value-type="float" office:value="4.63206060361965">
            <text:p>4.63</text:p>
          </table:table-cell>
        </table:table-row>
        <table:table-row table:style-name="ro2">
          <table:table-cell table:formula="of:=RAND()" office:value-type="float" office:value="0.447545497911051">
            <text:p>0.45</text:p>
          </table:table-cell>
          <table:table-cell table:formula="of:=RANDBETWEEN(250;650)" office:value-type="float" office:value="553">
            <text:p>553</text:p>
          </table:table-cell>
          <table:table-cell table:formula="of:=PI()*RAND()*2" office:value-type="float" office:value="0.998405405284064">
            <text:p>1.00</text:p>
          </table:table-cell>
        </table:table-row>
        <table:table-row table:style-name="ro2">
          <table:table-cell table:formula="of:=RAND()" office:value-type="float" office:value="0.583200607914478">
            <text:p>0.58</text:p>
          </table:table-cell>
          <table:table-cell table:formula="of:=RANDBETWEEN(250;650)" office:value-type="float" office:value="392">
            <text:p>392</text:p>
          </table:table-cell>
          <table:table-cell table:formula="of:=PI()*RAND()*2" office:value-type="float" office:value="2.44832616546929">
            <text:p>2.45</text:p>
          </table:table-cell>
        </table:table-row>
        <table:table-row table:style-name="ro2">
          <table:table-cell table:formula="of:=RAND()" office:value-type="float" office:value="0.550763542298228">
            <text:p>0.55</text:p>
          </table:table-cell>
          <table:table-cell table:formula="of:=RANDBETWEEN(250;650)" office:value-type="float" office:value="581">
            <text:p>581</text:p>
          </table:table-cell>
          <table:table-cell table:formula="of:=PI()*RAND()*2" office:value-type="float" office:value="5.71945010767718">
            <text:p>5.72</text:p>
          </table:table-cell>
        </table:table-row>
        <table:table-row table:style-name="ro2">
          <table:table-cell table:formula="of:=RAND()" office:value-type="float" office:value="0.802366063697264">
            <text:p>0.80</text:p>
          </table:table-cell>
          <table:table-cell table:formula="of:=RANDBETWEEN(250;650)" office:value-type="float" office:value="389">
            <text:p>389</text:p>
          </table:table-cell>
          <table:table-cell table:formula="of:=PI()*RAND()*2" office:value-type="float" office:value="3.33038732413705">
            <text:p>3.33</text:p>
          </table:table-cell>
        </table:table-row>
        <table:table-row table:style-name="ro2">
          <table:table-cell table:style-name="Default"/>
          <table:table-cell/>
          <table:table-cell table:style-name="Default"/>
        </table:table-row>
        <table:table-row table:style-name="ro2">
          <table:table-cell table:formula="of:=RAND()" office:value-type="float" office:value="0.000312319258227944">
            <text:p>0.00</text:p>
          </table:table-cell>
          <table:table-cell table:formula="of:=RANDBETWEEN(250;650)" office:value-type="float" office:value="520">
            <text:p>520</text:p>
          </table:table-cell>
          <table:table-cell table:formula="of:=PI()*RAND()*2" office:value-type="float" office:value="5.26055269406078">
            <text:p>5.26</text:p>
          </table:table-cell>
        </table:table-row>
        <table:table-row table:style-name="ro2">
          <table:table-cell table:formula="of:=RAND()" office:value-type="float" office:value="0.321871668100357">
            <text:p>0.32</text:p>
          </table:table-cell>
          <table:table-cell table:formula="of:=RANDBETWEEN(250;650)" office:value-type="float" office:value="523">
            <text:p>523</text:p>
          </table:table-cell>
          <table:table-cell table:formula="of:=PI()*RAND()*2" office:value-type="float" office:value="0.824202457512055">
            <text:p>0.82</text:p>
          </table:table-cell>
        </table:table-row>
        <table:table-row table:style-name="ro2">
          <table:table-cell table:formula="of:=RAND()" office:value-type="float" office:value="0.484198872931302">
            <text:p>0.48</text:p>
          </table:table-cell>
          <table:table-cell table:formula="of:=RANDBETWEEN(250;650)" office:value-type="float" office:value="523">
            <text:p>523</text:p>
          </table:table-cell>
          <table:table-cell table:formula="of:=PI()*RAND()*2" office:value-type="float" office:value="4.15203015777336">
            <text:p>4.15</text:p>
          </table:table-cell>
        </table:table-row>
        <table:table-row table:style-name="ro2">
          <table:table-cell table:formula="of:=RAND()" office:value-type="float" office:value="0.998810890130699">
            <text:p>1.00</text:p>
          </table:table-cell>
          <table:table-cell table:formula="of:=RANDBETWEEN(250;650)" office:value-type="float" office:value="403">
            <text:p>403</text:p>
          </table:table-cell>
          <table:table-cell table:formula="of:=PI()*RAND()*2" office:value-type="float" office:value="2.54580858358043">
            <text:p>2.55</text:p>
          </table:table-cell>
        </table:table-row>
        <table:table-row table:style-name="ro2">
          <table:table-cell table:formula="of:=RAND()" office:value-type="float" office:value="0.621353001333773">
            <text:p>0.62</text:p>
          </table:table-cell>
          <table:table-cell table:formula="of:=RANDBETWEEN(250;650)" office:value-type="float" office:value="329">
            <text:p>329</text:p>
          </table:table-cell>
          <table:table-cell table:formula="of:=PI()*RAND()*2" office:value-type="float" office:value="2.96376193376937">
            <text:p>2.96</text:p>
          </table:table-cell>
        </table:table-row>
        <table:table-row table:style-name="ro2">
          <table:table-cell table:formula="of:=RAND()" office:value-type="float" office:value="0.400771020678803">
            <text:p>0.40</text:p>
          </table:table-cell>
          <table:table-cell table:formula="of:=RANDBETWEEN(250;650)" office:value-type="float" office:value="442">
            <text:p>442</text:p>
          </table:table-cell>
          <table:table-cell table:formula="of:=PI()*RAND()*2" office:value-type="float" office:value="1.31644602374098">
            <text:p>1.32</text:p>
          </table:table-cell>
        </table:table-row>
        <table:table-row table:style-name="ro2">
          <table:table-cell table:formula="of:=RAND()" office:value-type="float" office:value="0.664128581993282">
            <text:p>0.66</text:p>
          </table:table-cell>
          <table:table-cell table:formula="of:=RANDBETWEEN(250;650)" office:value-type="float" office:value="571">
            <text:p>571</text:p>
          </table:table-cell>
          <table:table-cell table:formula="of:=PI()*RAND()*2" office:value-type="float" office:value="4.70978684410956">
            <text:p>4.71</text:p>
          </table:table-cell>
        </table:table-row>
        <table:table-row table:style-name="ro2">
          <table:table-cell table:formula="of:=RAND()" office:value-type="float" office:value="0.219218393554911">
            <text:p>0.22</text:p>
          </table:table-cell>
          <table:table-cell table:formula="of:=RANDBETWEEN(250;650)" office:value-type="float" office:value="364">
            <text:p>364</text:p>
          </table:table-cell>
          <table:table-cell table:formula="of:=PI()*RAND()*2" office:value-type="float" office:value="0.796137962890349">
            <text:p>0.80</text:p>
          </table:table-cell>
        </table:table-row>
        <table:table-row table:style-name="ro2">
          <table:table-cell table:formula="of:=RAND()" office:value-type="float" office:value="0.214025819674134">
            <text:p>0.21</text:p>
          </table:table-cell>
          <table:table-cell table:formula="of:=RANDBETWEEN(250;650)" office:value-type="float" office:value="316">
            <text:p>316</text:p>
          </table:table-cell>
          <table:table-cell table:formula="of:=PI()*RAND()*2" office:value-type="float" office:value="0.440687901745702">
            <text:p>0.44</text:p>
          </table:table-cell>
        </table:table-row>
        <table:table-row table:style-name="ro2">
          <table:table-cell table:style-name="Default"/>
          <table:table-cell/>
          <table:table-cell table:style-name="Default"/>
        </table:table-row>
        <table:table-row table:style-name="ro2">
          <table:table-cell table:formula="of:=RAND()" office:value-type="float" office:value="0.959261437645182">
            <text:p>0.96</text:p>
          </table:table-cell>
          <table:table-cell table:formula="of:=RANDBETWEEN(250;650)" office:value-type="float" office:value="631">
            <text:p>631</text:p>
          </table:table-cell>
          <table:table-cell table:formula="of:=PI()*RAND()*2" office:value-type="float" office:value="1.59836975639035">
            <text:p>1.60</text:p>
          </table:table-cell>
        </table:table-row>
        <table:table-row table:style-name="ro2">
          <table:table-cell table:formula="of:=RAND()" office:value-type="float" office:value="0.474352487362921">
            <text:p>0.47</text:p>
          </table:table-cell>
          <table:table-cell table:formula="of:=RANDBETWEEN(250;650)" office:value-type="float" office:value="439">
            <text:p>439</text:p>
          </table:table-cell>
          <table:table-cell table:formula="of:=PI()*RAND()*2" office:value-type="float" office:value="1.02937766902603">
            <text:p>1.03</text:p>
          </table:table-cell>
        </table:table-row>
        <table:table-row table:style-name="ro2">
          <table:table-cell table:formula="of:=RAND()" office:value-type="float" office:value="0.127219646703452">
            <text:p>0.13</text:p>
          </table:table-cell>
          <table:table-cell table:formula="of:=RANDBETWEEN(250;650)" office:value-type="float" office:value="396">
            <text:p>396</text:p>
          </table:table-cell>
          <table:table-cell table:formula="of:=PI()*RAND()*2" office:value-type="float" office:value="3.04099289456603">
            <text:p>3.04</text:p>
          </table:table-cell>
        </table:table-row>
        <table:table-row table:style-name="ro2">
          <table:table-cell table:formula="of:=RAND()" office:value-type="float" office:value="0.883501111529768">
            <text:p>0.88</text:p>
          </table:table-cell>
          <table:table-cell table:formula="of:=RANDBETWEEN(250;650)" office:value-type="float" office:value="284">
            <text:p>284</text:p>
          </table:table-cell>
          <table:table-cell table:formula="of:=PI()*RAND()*2" office:value-type="float" office:value="6.00665300257913">
            <text:p>6.01</text:p>
          </table:table-cell>
        </table:table-row>
        <table:table-row table:style-name="ro2">
          <table:table-cell table:formula="of:=RAND()" office:value-type="float" office:value="0.871954992413521">
            <text:p>0.87</text:p>
          </table:table-cell>
          <table:table-cell table:formula="of:=RANDBETWEEN(250;650)" office:value-type="float" office:value="513">
            <text:p>513</text:p>
          </table:table-cell>
          <table:table-cell table:formula="of:=PI()*RAND()*2" office:value-type="float" office:value="5.54192701173338">
            <text:p>5.54</text:p>
          </table:table-cell>
        </table:table-row>
        <table:table-row table:style-name="ro2">
          <table:table-cell table:formula="of:=RAND()" office:value-type="float" office:value="0.396735127549618">
            <text:p>0.40</text:p>
          </table:table-cell>
          <table:table-cell table:formula="of:=RANDBETWEEN(250;650)" office:value-type="float" office:value="436">
            <text:p>436</text:p>
          </table:table-cell>
          <table:table-cell table:formula="of:=PI()*RAND()*2" office:value-type="float" office:value="4.08795830163194">
            <text:p>4.09</text:p>
          </table:table-cell>
        </table:table-row>
        <table:table-row table:style-name="ro2">
          <table:table-cell table:formula="of:=RAND()" office:value-type="float" office:value="0.0322122352663428">
            <text:p>0.03</text:p>
          </table:table-cell>
          <table:table-cell table:formula="of:=RANDBETWEEN(250;650)" office:value-type="float" office:value="644">
            <text:p>644</text:p>
          </table:table-cell>
          <table:table-cell table:formula="of:=PI()*RAND()*2" office:value-type="float" office:value="2.95707729491591">
            <text:p>2.96</text:p>
          </table:table-cell>
        </table:table-row>
        <table:table-row table:style-name="ro2">
          <table:table-cell table:formula="of:=RAND()" office:value-type="float" office:value="0.0841812645085156">
            <text:p>0.08</text:p>
          </table:table-cell>
          <table:table-cell table:formula="of:=RANDBETWEEN(250;650)" office:value-type="float" office:value="451">
            <text:p>451</text:p>
          </table:table-cell>
          <table:table-cell table:formula="of:=PI()*RAND()*2" office:value-type="float" office:value="2.55481555075676">
            <text:p>2.55</text:p>
          </table:table-cell>
        </table:table-row>
        <table:table-row table:style-name="ro2">
          <table:table-cell table:formula="of:=RAND()" office:value-type="float" office:value="0.973052120534703">
            <text:p>0.97</text:p>
          </table:table-cell>
          <table:table-cell table:formula="of:=RANDBETWEEN(250;650)" office:value-type="float" office:value="281">
            <text:p>281</text:p>
          </table:table-cell>
          <table:table-cell table:formula="of:=PI()*RAND()*2" office:value-type="float" office:value="1.18209682070026">
            <text:p>1.18</text:p>
          </table:table-cell>
        </table:table-row>
        <table:table-row table:style-name="ro2">
          <table:table-cell table:style-name="Default"/>
          <table:table-cell/>
          <table:table-cell table:style-name="Default"/>
        </table:table-row>
        <table:table-row table:style-name="ro2">
          <table:table-cell table:formula="of:=RAND()" office:value-type="float" office:value="0.804989664815366">
            <text:p>0.80</text:p>
          </table:table-cell>
          <table:table-cell table:formula="of:=RANDBETWEEN(250;650)" office:value-type="float" office:value="342">
            <text:p>342</text:p>
          </table:table-cell>
          <table:table-cell table:formula="of:=PI()*RAND()*2" office:value-type="float" office:value="0.512305198219279">
            <text:p>0.51</text:p>
          </table:table-cell>
        </table:table-row>
        <table:table-row table:style-name="ro2">
          <table:table-cell table:formula="of:=RAND()" office:value-type="float" office:value="0.248646619264036">
            <text:p>0.25</text:p>
          </table:table-cell>
          <table:table-cell table:formula="of:=RANDBETWEEN(250;650)" office:value-type="float" office:value="628">
            <text:p>628</text:p>
          </table:table-cell>
          <table:table-cell table:formula="of:=PI()*RAND()*2" office:value-type="float" office:value="1.54173061396558">
            <text:p>1.54</text:p>
          </table:table-cell>
        </table:table-row>
        <table:table-row table:style-name="ro2">
          <table:table-cell table:formula="of:=RAND()" office:value-type="float" office:value="0.998838692437857">
            <text:p>1.00</text:p>
          </table:table-cell>
          <table:table-cell table:formula="of:=RANDBETWEEN(250;650)" office:value-type="float" office:value="404">
            <text:p>404</text:p>
          </table:table-cell>
          <table:table-cell table:formula="of:=PI()*RAND()*2" office:value-type="float" office:value="4.10913252085745">
            <text:p>4.11</text:p>
          </table:table-cell>
        </table:table-row>
        <table:table-row table:style-name="ro2">
          <table:table-cell table:formula="of:=RAND()" office:value-type="float" office:value="0.668497114209458">
            <text:p>0.67</text:p>
          </table:table-cell>
          <table:table-cell table:formula="of:=RANDBETWEEN(250;650)" office:value-type="float" office:value="405">
            <text:p>405</text:p>
          </table:table-cell>
          <table:table-cell table:formula="of:=PI()*RAND()*2" office:value-type="float" office:value="0.014369888803548">
            <text:p>0.01</text:p>
          </table:table-cell>
        </table:table-row>
        <table:table-row table:style-name="ro2">
          <table:table-cell table:formula="of:=RAND()" office:value-type="float" office:value="0.401872952701524">
            <text:p>0.40</text:p>
          </table:table-cell>
          <table:table-cell table:formula="of:=RANDBETWEEN(250;650)" office:value-type="float" office:value="431">
            <text:p>431</text:p>
          </table:table-cell>
          <table:table-cell table:formula="of:=PI()*RAND()*2" office:value-type="float" office:value="6.19223059484788">
            <text:p>6.19</text:p>
          </table:table-cell>
        </table:table-row>
        <table:table-row table:style-name="ro2">
          <table:table-cell table:formula="of:=RAND()" office:value-type="float" office:value="0.562022579833865">
            <text:p>0.56</text:p>
          </table:table-cell>
          <table:table-cell table:formula="of:=RANDBETWEEN(250;650)" office:value-type="float" office:value="609">
            <text:p>609</text:p>
          </table:table-cell>
          <table:table-cell table:formula="of:=PI()*RAND()*2" office:value-type="float" office:value="3.50231485205441">
            <text:p>3.50</text:p>
          </table:table-cell>
        </table:table-row>
        <table:table-row table:style-name="ro2">
          <table:table-cell table:formula="of:=RAND()" office:value-type="float" office:value="0.437702655792236">
            <text:p>0.44</text:p>
          </table:table-cell>
          <table:table-cell table:formula="of:=RANDBETWEEN(250;650)" office:value-type="float" office:value="287">
            <text:p>287</text:p>
          </table:table-cell>
          <table:table-cell table:formula="of:=PI()*RAND()*2" office:value-type="float" office:value="0.849757889632665">
            <text:p>0.85</text:p>
          </table:table-cell>
        </table:table-row>
        <table:table-row table:style-name="ro2">
          <table:table-cell table:formula="of:=RAND()" office:value-type="float" office:value="0.0213622257579118">
            <text:p>0.02</text:p>
          </table:table-cell>
          <table:table-cell table:formula="of:=RANDBETWEEN(250;650)" office:value-type="float" office:value="616">
            <text:p>616</text:p>
          </table:table-cell>
          <table:table-cell table:formula="of:=PI()*RAND()*2" office:value-type="float" office:value="0.327212273636025">
            <text:p>0.33</text:p>
          </table:table-cell>
        </table:table-row>
        <table:table-row table:style-name="ro2">
          <table:table-cell table:formula="of:=RAND()" office:value-type="float" office:value="0.789479922736064">
            <text:p>0.79</text:p>
          </table:table-cell>
          <table:table-cell table:formula="of:=RANDBETWEEN(250;650)" office:value-type="float" office:value="488">
            <text:p>488</text:p>
          </table:table-cell>
          <table:table-cell table:formula="of:=PI()*RAND()*2" office:value-type="float" office:value="4.73890970875948">
            <text:p>4.7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12/21/2019</text:date>, <text:time>12:5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2:48:11</meta:creation-date>
    <dc:date>2019-12-21T12:55:21</dc:date>
    <meta:editing-duration>PT7M10S</meta:editing-duration>
    <meta:editing-cycles>1</meta:editing-cycles>
    <meta:document-statistic meta:table-count="3" meta:cell-count="111" meta:object-count="0"/>
    <meta:generator>OpenOffice/4.1.5$Unix OpenOffice.org_project/415m1$Build-9789</meta:generator>
  </office:meta>
</office:document-meta>
</file>